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ea184" officeooo:paragraph-rsid="001ea184"/>
    </style:style>
    <style:style style:name="P2" style:family="paragraph" style:parent-style-name="Text_20_body">
      <style:text-properties officeooo:rsid="001eed5f" officeooo:paragraph-rsid="001fcb99"/>
    </style:style>
    <style:style style:name="P3" style:family="paragraph" style:parent-style-name="Text_20_body">
      <style:text-properties officeooo:rsid="001fcb99" officeooo:paragraph-rsid="001fcb99"/>
    </style:style>
    <style:style style:name="P4" style:family="paragraph" style:parent-style-name="Text_20_body">
      <style:text-properties officeooo:rsid="00202f8f" officeooo:paragraph-rsid="00202f8f"/>
    </style:style>
    <style:style style:name="P5" style:family="paragraph" style:parent-style-name="Text_20_body">
      <style:text-properties officeooo:rsid="0020e7c9" officeooo:paragraph-rsid="0020e7c9"/>
    </style:style>
    <style:style style:name="P6" style:family="paragraph" style:parent-style-name="Text_20_body">
      <style:text-properties officeooo:rsid="00243ba5" officeooo:paragraph-rsid="00243ba5"/>
    </style:style>
    <style:style style:name="P7" style:family="paragraph" style:parent-style-name="Title">
      <style:text-properties officeooo:rsid="001d83bc" officeooo:paragraph-rsid="001d83bc"/>
    </style:style>
    <style:style style:name="P8" style:family="paragraph" style:parent-style-name="Subtitle">
      <style:text-properties officeooo:rsid="001d83bc" officeooo:paragraph-rsid="001d83bc"/>
    </style:style>
    <style:style style:name="P9" style:family="paragraph" style:parent-style-name="Heading_20_1">
      <style:text-properties officeooo:rsid="001eed5f" officeooo:paragraph-rsid="001eed5f"/>
    </style:style>
    <style:style style:name="P10" style:family="paragraph" style:parent-style-name="Heading_20_1">
      <style:text-properties officeooo:paragraph-rsid="001fcb99"/>
    </style:style>
    <style:style style:name="P11" style:family="paragraph" style:parent-style-name="Heading_20_1">
      <style:text-properties officeooo:rsid="0020e7c9" officeooo:paragraph-rsid="0020e7c9"/>
    </style:style>
    <style:style style:name="P12" style:family="paragraph" style:parent-style-name="Heading_20_1">
      <style:text-properties officeooo:rsid="00243ba5" officeooo:paragraph-rsid="00243ba5"/>
    </style:style>
    <style:style style:name="P13" style:family="paragraph" style:parent-style-name="Heading_20_2">
      <style:text-properties officeooo:paragraph-rsid="001fcb99"/>
    </style:style>
    <style:style style:name="P14" style:family="paragraph" style:parent-style-name="Heading_20_2">
      <style:text-properties officeooo:rsid="0020e7c9" officeooo:paragraph-rsid="0020e7c9"/>
    </style:style>
    <style:style style:name="T1" style:family="text">
      <style:text-properties officeooo:rsid="001fcb99"/>
    </style:style>
    <style:style style:name="T2" style:family="text">
      <style:text-properties officeooo:rsid="00202f8f"/>
    </style:style>
    <style:style style:name="T3" style:family="text">
      <style:text-properties officeooo:rsid="00264b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oute protocol</text:p>
      <text:p text:style-name="P8">Протокол маршрутизации</text:p>
      <text:h text:style-name="P12" text:outline-level="1">Назначение</text:h>
      <text:p text:style-name="P1">Поддержание таблицы маршрутов в актуальном состоянии, прокладка маршрута до точки доступа, передача сообщений по маршруту.</text:p>
      <text:h text:style-name="P9" text:outline-level="1">Запрос маршрута</text:h>
      <text:p text:style-name="P2">Route request(RREQ) <text:s/>– широковещательный запрос прокладки маршрута. <text:span text:style-name="T1">RREQ содержит путь следования маршрута и качество связи (RSSI). Источником RREQ является узел, нуждающийся в прокладке маршрута.</text:span></text:p>
      <text:h text:style-name="P10" text:outline-level="1"><text:span text:style-name="T1">Обработака запроса сигнала RREQ</text:span></text:h>
      <text:h text:style-name="P13" text:outline-level="2"><text:span text:style-name="T3">Пакет получил промежуточный узел</text:span></text:h>
      <text:p text:style-name="P3">Если ранее узел, получивший RREQ, не ретранслировал запрос, то <text:span text:style-name="T2">добавляет свой адрес и качество связи в тело RREQ, уменьшает количество hop и ретранслирует его далее. Повторная ретрансляция пакетов запрещена. Так же ретрансляция пакета не производится, в случаи если таблица заполнена.</text:span></text:p>
      <text:h text:style-name="P13" text:outline-level="2"><text:span text:style-name="T3">Пакет получил конечный узел</text:span> </text:h>
      <text:p text:style-name="P4">Конечный узел накапливает все запросы RREQ от отправителся выбирая при этом лучший маршрут. Время накопления зависит от конфигурации сети, допустим 30 секунд с момента получения первого RREQ. По истечению интервала, узел формирует RRES который содержит обратный путь до узла отправителся.</text:p>
      <text:h text:style-name="P11" text:outline-level="1">Обработка пакета RRES</text:h>
      <text:h text:style-name="P14" text:outline-level="2">Промежуточный узел</text:h>
      <text:p text:style-name="P5">Добавляет информацию в таблицу маршрутов и передает RRES согласно пути указанного в RRES.</text:p>
      <text:h text:style-name="P14" text:outline-level="2">Конечный узел</text:h>
      <text:p text:style-name="P5">Добавляет информацию в таблицу маршрутов.</text:p>
      <text:h text:style-name="P12" text:outline-level="1"><text:soft-page-break/>Время существования маршрута</text:h>
      <text:p text:style-name="P6">Маршрут существует фиксированое время, после чего будет удален. При прохождении пакетов по маршруту, время маршрута обновляеть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3:21:30.912039235</meta:creation-date>
    <meta:generator>LibreOffice/6.0.7.3$Linux_X86_64 LibreOffice_project/00m0$Build-3</meta:generator>
    <dc:date>2019-08-21T15:37:44.035955562</dc:date>
    <meta:editing-duration>PT1H24M59S</meta:editing-duration>
    <meta:editing-cycles>9</meta:editing-cycles>
    <meta:document-statistic meta:table-count="0" meta:image-count="0" meta:object-count="0" meta:page-count="2" meta:paragraph-count="18" meta:word-count="181" meta:character-count="1381" meta:non-whitespace-character-count="1215"/>
  </office:meta>
</office:document-meta>
</file>